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18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projektovej dokumentácie </text:p>
      <text:p text:style-name="P3"/>
      <text:p text:style-name="P4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8"/>
      <text:p text:style-name="P7"><text:span text:style-name="T2">Predmet odovzdávania:</text:span><text:tab/></text:p>
      <text:p text:style-name="P18"><text:tab/>Projektová dokumentácia obsahujúca analýzu, špecifikáciu a návrh riešenia, v rozsahu 46 strán</text:p>
      <text:p text:style-name="P17"/>
      <text:p text:style-name="P5">Odovzdávajúci tím:</text:p>
      <text:p text:style-name="P8"><text:tab/>ALUMINIUM <text:span text:style-name="T5">(tím č. 14)</text:span></text:p>
      <text:p text:style-name="P5"/>
      <text:p text:style-name="P5">Preberajúci tím:</text:p>
      <text:p text:style-name="P8"><text:tab/>Alumiňáci <text:span text:style-name="T5">(tím č. 12)</text:span></text:p>
      <text:p text:style-name="P5"/>
      <text:p text:style-name="P5"/>
      <text:p text:style-name="P5">Dátum odovzdania:</text:p>
      <text:p text:style-name="P8"><text:tab/>15. 11. 2007</text:p>
      <text:p text:style-name="P4"/>
      <text:p text:style-name="P11"/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0">_________________________</text:p>
          </table:table-cell>
          <table:table-cell table:style-name="Tabuľka1.A1" office:value-type="string">
            <text:p text:style-name="P10">_________________________</text:p>
          </table:table-cell>
        </table:table-row>
        <table:table-row>
          <table:table-cell office:value-type="string">
            <text:p text:style-name="P6">Alumiňáci</text:p>
          </table:table-cell>
          <table:table-cell office:value-type="string">
            <text:p text:style-name="P16">ALUMINIUM</text:p>
          </table:table-cell>
        </table:table-row>
        <table:table-row>
          <table:table-cell office:value-type="string">
            <text:p text:style-name="P10">(tím č. 12)</text:p>
          </table:table-cell>
          <table:table-cell office:value-type="string">
            <text:p text:style-name="P15">(tím č. 14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7-11-15T05:40:54</dc:date>
    <meta:editing-cycles>8</meta:editing-cycles>
    <meta:editing-duration>PT10H39M23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8" meta:word-count="52" meta:character-count="429"/>
  </office:meta>
</office:document-meta>
</file>